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font-size="17pt" fo:letter-spacing="normal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T12" style:family="text"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232507769053656898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350886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351337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346617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8400077180413005292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1755272115143856467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6266950869689473812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365104372361704730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394242661881586740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6913545391520750833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6300986839993170758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7"><text:soft-page-break/>Sat March 9, 2019 <text:span text:style-name="T2">7.5 miles</text:span> </text:p>
      <text:p text:style-name="P18">On a Wise Center Treadmill:</text:p>
      <text:p text:style-name="P17">1 mile in 8:58 and rest 3 minutes</text:p>
      <text:p text:style-name="P17">4 x ½ mile with a ¼ mile jog before each run. Jogs were in about 3:00.</text:p>
      <text:p text:style-name="P17">Times and pulses at the end of <text:s/>½ miles: <text:s/></text:p>
      <text:p text:style-name="P17">4:00 (145), 4:00 (148), 4:00 (152), 3:49 (156)</text:p>
      <text:p text:style-name="P17">1 mile in about 10 minutes and rest a few minutes</text:p>
      <text:p text:style-name="P17"><text:span text:style-name="T2">On the indoor track: </text:span>1 mile of walking and running</text:p>
      <text:p text:style-name="P18">Outside: <text:span text:style-name="T3">1.5 miles including ½ mile uphill in just under 5:00</text:span></text:p>
      <text:p text:style-name="P17">I felt a lot better than yesterday. The effects of my cold are getting less.</text:p>
      <text:p text:style-name="P17"/>
      <text:p text:style-name="P17">Sun March 10, 2019 <text:s/><text:span text:style-name="T2">5 miles</text:span> <text:s/></text:p>
      <text:p text:style-name="P17">I ran 5 miles on a Wise Center treadmill. </text:p>
      <text:p text:style-name="P17">Time: <text:s/>47:30, <text:s/>Every mile was about 9:30.</text:p>
      <text:p text:style-name="P17">Pulses at the end of each mile: 121, 125, 129, 131, 133 bpm</text:p>
      <text:p text:style-name="P17"/>
      <text:p text:style-name="P17">Mon March 11, 2019 <text:span text:style-name="T2">5.5 miles</text:span> <text:s/></text:p>
      <text:p text:style-name="P17"><text:span text:style-name="T2">Warmup:</text:span> ½ mile jog to the Wise Center, 1 mile on a treadmill in 9:00, 4:00 rest</text:p>
      <text:p text:style-name="P17"><text:span text:style-name="T2">Run:</text:span> <text:s/>After a 0.1 mile lead in, I did a 142 bpm test. </text:p>
      <text:p text:style-name="P17">I held my pulse near 142 bpm and ran 3 miles.</text:p>
      <text:p text:style-name="P17">Mile times and pulses: 8:10 (142), 8:32 (142), 8:43 (142) </text:p>
      <text:p text:style-name="P17">My times were slower today than for previous 142 bpm tests.</text:p>
      <text:p text:style-name="P17"><text:span text:style-name="T2">Warmdown:</text:span> 0.4 miles treadmill warm down in 4:00 and ½ mile jog home</text:p>
      <text:p text:style-name="P17"/>
      <text:p text:style-name="P18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7"><text:soft-page-break/>Tues March 12, 2019 <text:span text:style-name="T2">3 miles </text:span></text:p>
      <text:p text:style-name="P17">On a recumbent bike in the Wise Center:</text:p>
      <text:p text:style-name="P17">200 calorie ride with the weight setting at 127 pounds and the level at 12</text:p>
      <text:p text:style-name="P17">Time for 200 calories: 19:25, Final heart rate: 110 bpm</text:p>
      <text:p text:style-name="P17">After a 4:00 rest I did a 100 calorie ride.</text:p>
      <text:p text:style-name="P17">Time for 100 calories: 8:56, Final heart rate: 128</text:p>
      <text:p text:style-name="P17">I take 300 calories expended while riding as equivalent to 3 miles of running.</text:p>
      <text:p text:style-name="P17"/>
      <text:p text:style-name="P17">Wed March 13, 2019 <text:span text:style-name="T2">5.25 miles</text:span></text:p>
      <text:p text:style-name="P17"><text:span text:style-name="T2">Warmup:</text:span> ½ mile run down to the Wise Center and rest a few minutes</text:p>
      <text:p text:style-name="P18">On recumbent bike: <text:span text:style-name="T3">300 calorie ride, weight set at 127 lbs and level at 12.</text:span></text:p>
      <text:p text:style-name="P17">Time for 300 calories: <text:s/>27:58 </text:p>
      <text:p text:style-name="P17">After a 4:00 rest I did a 100 calorie ride.</text:p>
      <text:p text:style-name="P17">Time for 100 calories: 8:03, Final heart rate: 162</text:p>
      <text:p text:style-name="P17">I take 400 calories expended while riding as equivalent to 4 miles of running.</text:p>
      <text:p text:style-name="P18">Warm down: <text:span text:style-name="T3">25 calorie ride, rest a few minutes and ½ mile jog home</text:span></text:p>
      <text:p text:style-name="P17"/>
      <text:p text:style-name="P18"><text:span text:style-name="T3">Thur March 14, 2019 </text:span>3 miles<text:span text:style-name="T3"> on a Wise Center recumbent bike (127 lbs, level 12)</text:span></text:p>
      <text:p text:style-name="P18">Warm up: <text:s/><text:span text:style-name="T3">100 calorie ride in 9:50</text:span></text:p>
      <text:p text:style-name="P18">On bike: <text:span text:style-name="T3">4 x 25 calorie ride with a 25 calorie slow ride after each. The slow rides were all in about 2:40. <text:s/></text:span></text:p>
      <text:p text:style-name="P17">Times and pulses after the 4 fast rides: 2:17(128), 1:57(133), 2:03(143), 1:58(149) I take 300 calories expended while riding as equivalent to 3 miles of running.</text:p>
      <text:p text:style-name="P17"/>
      <text:p text:style-name="P17">Fri March 15, 2019 <text:span text:style-name="T2">6 miles</text:span> <text:s/></text:p>
      <text:p text:style-name="P17">I ran and walked 6 miles on hilly roads and averaged 11:41/mile.</text:p>
      <text:p text:style-name="P17">I walked about 0.1 miles and ran about 0.4 miles during each ½ mile.</text:p>
      <text:p text:style-name="P17"/>
      <text:p text:style-name="P18">In the past week: 35.25 miles</text:p>
      <text:p text:style-name="P17"><text:soft-page-break/>Sat March 16, 2019 <text:span text:style-name="T2">no running</text:span> </text:p>
      <text:p text:style-name="P17"/>
      <text:p text:style-name="P17">Sun March 17, 2019 <text:span text:style-name="T2">5 miles</text:span> </text:p>
      <text:p text:style-name="P17">I ran 5 miles on hilly roads and averaged 10:06/mile.</text:p>
      <text:p text:style-name="P17"/>
      <text:p text:style-name="P17">Mon March 18, 2019 <text:span text:style-name="T2">6 miles</text:span> <text:s/></text:p>
      <text:p text:style-name="P17"><text:span text:style-name="T2">Warmup:</text:span> ½ mile down to the Wise Center and a few minutes rest. <text:s text:c="2"/></text:p>
      <text:p text:style-name="P18">Run on a treadmill: <text:s/><text:span text:style-name="T3">0.1 mile lead into a 5 mile run,</text:span></text:p>
      <text:p text:style-name="P18"><text:span text:style-name="T3">5 mile run in 42:08 or 8:26/mile, Splits:</text:span> <text:span text:style-name="T3">8:49, 8:41, 8:27, 8:15, 7:55</text:span></text:p>
      <text:p text:style-name="P18">Warm down:<text:span text:style-name="T3"> <text:s/>0.4 miles in about 4:00</text:span></text:p>
      <text:p text:style-name="P17"/>
      <text:p text:style-name="P17">Tues March 19, 2019 <text:s/><text:span text:style-name="T2">5 miles <text:s/></text:span></text:p>
      <text:p text:style-name="P17"><text:span text:style-name="T2">Warmup: </text:span><text:s/>2 miles on a Wise Center treadmill in 18:00, final pulse: 140</text:p>
      <text:p text:style-name="P17">rest 15 minutes</text:p>
      <text:p text:style-name="P17"><text:span text:style-name="T2">On a recumbent stationary bike, </text:span>weight setting: 128 lbs, <text:s/>level: 12</text:p>
      <text:p text:style-name="P17">300 calorie ride in 26:57, I take this ride equivalent to a 3 mile run.</text:p>
      <text:p text:style-name="P17">Splits and pulses for each 100 calories: 9:30 (132), 8:56 (137), 8:31 (147)</text:p>
      <text:p text:style-name="P17"/>
      <text:p text:style-name="P17">Wed March 20, 2019 <text:s/><text:span text:style-name="T2">2.5 miles</text:span> <text:s/></text:p>
      <text:p text:style-name="P18">On a Wise Center recumbent bike, <text:s/><text:span text:style-name="T3">weight setting: 128 lbs, <text:s/>level: 12</text:span></text:p>
      <text:p text:style-name="P17">200 calorie ride in 18:02, I take this ride equivalent to a 2 mile run.</text:p>
      <text:p text:style-name="P17">Splits for each 100 calories: 9:30, 8:32, Pulse at the end 144</text:p>
      <text:p text:style-name="P18">Warm down: <text:span text:style-name="T3"><text:s/>½ mile fast uphill walk home</text:span></text:p>
      <text:p text:style-name="P18"><text:span text:style-name="T3"/></text:p>
      <text:p text:style-name="P18"><text:span text:style-name="T3">Thur March 21, 2019 </text:span>4.5 miles<text:span text:style-name="T3"> <text:s text:c="2"/></text:span></text:p>
      <text:p text:style-name="P18">Warmup: <text:s/><text:span text:style-name="T3">½ mile down hill to the Wise Center <text:s/>in about 4:10, rest some</text:span></text:p>
      <text:p text:style-name="P18">Run: <text:s/><text:span text:style-name="T3">1.5 miles on a treadmill and rest a few minutes</text:span></text:p>
      <text:p text:style-name="P18"><text:span text:style-name="T3">½ mile splits: 4:28, 4:00, 5:30, Pulse after a mile: 144 bpm, </text:span></text:p>
      <text:p text:style-name="P17"><text:span text:style-name="T2">On a recumbent stationary bike, </text:span>weight setting: 128 lbs, <text:s/>level: 12</text:p>
      <text:p text:style-name="P52"><text:span text:style-name="T12">1 x 100 calorie ride, 25 calorie splits: 1:53, </text:span><text:span text:style-name="T10">≈</text:span> <text:span text:style-name="T12">2:30, 1:41, </text:span><text:span text:style-name="T11">≈</text:span><text:span text:style-name="T12"> 2:30</text:span></text:p>
      <text:p text:style-name="P17">Pulse after the 2 fast sections: 152 and 163 bpm</text:p>
      <text:p text:style-name="P17">1 x 100 calorie ride in about 10:00, Pulse at the end 130 bpm </text:p>
      <text:p text:style-name="P18">Warm down:<text:span text:style-name="T3"> <text:s/>rest a few minutes and ½ mile jog uphill home</text:span></text:p>
      <text:p text:style-name="P17"><text:span text:style-name="T3">I take each of the 100 calorie rides to be equivalent to 1 mile of runn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21T13:15:09.04</dc:date>
    <dc:creator>James  Lombardi</dc:creator>
    <meta:editing-duration>P8DT5H46M15S</meta:editing-duration>
    <meta:editing-cycles>727</meta:editing-cycles>
    <meta:generator>OpenOffice/4.1.2$Win32 OpenOffice.org_project/412m3$Build-9782</meta:generator>
    <meta:document-statistic meta:table-count="0" meta:image-count="0" meta:object-count="0" meta:page-count="25" meta:paragraph-count="670" meta:word-count="8657" meta:character-count="43205"/>
  </office:meta>
</office:document-meta>
</file>